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7f8" officeooo:paragraph-rsid="000157f8"/>
    </style:style>
    <style:style style:name="P2" style:family="paragraph" style:parent-style-name="Standard">
      <style:text-properties officeooo:rsid="0002ff63" officeooo:paragraph-rsid="0002ff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scaling technique: Normalisation </text:p>
      <text:p text:style-name="P2">Scaling on y values</text:p>
      <text:p text:style-name="P1">Activation in final layer: Linear</text:p>
      <text:p text:style-name="P1">y_train is of the order </text:p>
      <text:p text:style-name="P1">training loss is of the order 10^</text:p>
      <text:p text:style-name="P1">Validation loss is of the order 10^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23:12:36.994383544</meta:creation-date>
    <dc:date>2019-10-19T17:41:41.737948425</dc:date>
    <meta:editing-duration>PT4M3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2" meta:character-count="185" meta:non-whitespace-character-count="157"/>
  </office:meta>
</office:document-meta>
</file>